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99917" officeooo:paragraph-rsid="00199917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22222" loext:opacity="100%" style:font-name="sans-serif" fo:font-size="10.5pt" fo:letter-spacing="normal" fo:font-style="normal" fo:font-weight="normal" officeooo:rsid="00199917" officeooo:paragraph-rsid="0019991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 officeooo:paragraph-rsid="001e184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officeooo:paragraph-rsid="001e184e" style:font-weight-asian="bold" style:font-weight-complex="bold"/>
    </style:style>
    <style:style style:name="P6" style:family="paragraph" style:parent-style-name="Standard">
      <style:text-properties officeooo:rsid="00199917" officeooo:paragraph-rsid="00199917"/>
    </style:style>
    <style:style style:name="P7" style:family="paragraph" style:parent-style-name="Standard">
      <style:text-properties fo:font-weight="bold" officeooo:rsid="00199917" officeooo:paragraph-rsid="00199917" style:font-weight-asian="bold" style:font-weight-complex="bold"/>
    </style:style>
    <style:style style:name="P8" style:family="paragraph" style:parent-style-name="Standard">
      <style:text-properties fo:font-weight="bold" officeooo:rsid="00199917" officeooo:paragraph-rsid="001e184e" style:font-weight-asian="bold" style:font-weight-complex="bold"/>
    </style:style>
    <style:style style:name="P9" style:family="paragraph" style:parent-style-name="Standard">
      <style:text-properties fo:font-weight="bold" officeooo:paragraph-rsid="001e184e" style:font-weight-asian="bold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 officeooo:paragraph-rsid="001e184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T1" style:family="text">
      <style:text-properties officeooo:rsid="001e184e"/>
    </style:style>
    <style:style style:name="T2" style:family="text">
      <style:text-properties fo:font-variant="normal" fo:text-transform="none" fo:color="#222222" loext:opacity="100%" style:font-name="sans-serif" fo:font-size="10.5pt" fo:letter-spacing="normal" fo:font-style="normal"/>
    </style:style>
    <style:style style:name="T3" style:family="text">
      <style:text-properties fo:font-variant="normal" fo:text-transform="none" fo:color="#222222" loext:opacity="100%" style:font-name="sans-serif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Varela Iglesias</text:p>
      <text:p text:style-name="P1"/>
      <text:p text:style-name="P3">1. Devolver os nodos tutorial</text:p>
      <text:p text:style-name="P10">a) Con ruta relativa</text:p>
      <text:p text:style-name="P5">//tutorial</text:p>
      <text:p text:style-name="P4"/>
      <text:p text:style-name="P2">b) Con ruta absoluta</text:p>
      <text:p text:style-name="P7">/tuto<text:span text:style-name="T1">r</text:span>iales/tutorial</text:p>
      <text:p text:style-name="P1"/>
      <text:p text:style-name="P3">2. Devolver todas as categorías</text:p>
      <text:p text:style-name="P2">a) Con ruta relativa</text:p>
      <text:p text:style-name="P11">//categoria</text:p>
      <text:p text:style-name="P2">b) Con ruta absoluta</text:p>
      <text:p text:style-name="P7">/tutoriales/tutorial/categoria</text:p>
      <text:p text:style-name="P7"/>
      <text:p text:style-name="P8"><text:span text:style-name="T3">3. Devolve o número total de titoriais existentes:</text:span></text:p>
      <text:p text:style-name="P8"><text:span text:style-name="T3"/></text:p>
      <text:p text:style-name="P8"><text:span text:style-name="T2">count(/tutoriales/tutorial)</text:span></text:p>
      <text:p text:style-name="P8"><text:span text:style-name="T2"/></text:p>
      <text:p text:style-name="P8"><text:span text:style-name="T3">4. Devolver os anos de publicación de todos os titoriais</text:span></text:p>
      <text:p text:style-name="P8"><text:span text:style-name="T2"/></text:p>
      <text:p text:style-name="P8"><text:a xlink:type="simple" xlink:href="../../../../tutoriales/tutorial/@anio" text:style-name="Internet_20_link" text:visited-style-name="Visited_20_Internet_20_Link"><text:span text:style-name="T2">/tutoriales/tutorial/@anio</text:span></text:a></text:p>
      <text:p text:style-name="P8"><text:span text:style-name="T2"/></text:p>
      <text:p text:style-name="P8"><text:span text:style-name="T3">5. Devolve os nomes dos autores que o seu nome ten menos de 9 letras</text:span></text:p>
      <text:p text:style-name="P8"><text:span text:style-name="T3"/></text:p>
      <text:p text:style-name="P8"><text:span text:style-name="T2">/tutoriales/tutorial[string-length(autor/nombre) &lt; 9]/autor/nombre</text:span></text:p>
      <text:p text:style-name="P8"><text:span text:style-name="T2"><text:s/></text:span></text:p>
      <text:p text:style-name="P7"><text:span text:style-name="T3">6. Devolve os nodos titorial de aqueles posteriores o ano 2012</text:span></text:p>
      <text:p text:style-name="P7"><text:span text:style-name="T3"/></text:p>
      <text:p text:style-name="P9">/tutoriales/tutorial[@anio &gt; 2012]</text:p>
      <text:p text:style-name="P8"><text:span text:style-name="T3"/></text:p>
      <text:p text:style-name="P7"><text:span text:style-name="T3"/></text:p>
      <text:p text:style-name="P7"><text:span text:style-name="T3">7. Devolve os titoriais da categoría Spring</text:span></text:p>
      <text:p text:style-name="P7"><text:span text:style-name="T3"/></text:p>
      <text:p text:style-name="P8"><text:span text:style-name="T2">/tutoriales/tutorial[categoria='Spring']</text:span></text:p>
      <text:p text:style-name="P7"/>
      <text:p text:style-name="P7"><text:span text:style-name="T3">8. Devolve os titoriais da categoría XML escritos no ano 2011</text:span></text:p>
      <text:p text:style-name="P7"><text:span text:style-name="T3"/></text:p>
      <text:p text:style-name="P8"><text:span text:style-name="T2">/tutoriales/tutorial[categoria='XML' and @anio=2011]</text:span></text:p>
      <text:p text:style-name="P7"><text:span text:style-name="T3"/></text:p>
      <text:p text:style-name="P7"><text:span text:style-name="T3">9. Devolve o titorial que se atopa na posición 2 da lista de tutoriais.</text:span></text:p>
      <text:p text:style-name="P7"><text:span text:style-name="T3"/></text:p>
      <text:p text:style-name="P8"><text:span text:style-name="T2">/tutoriales/tutorial[2]</text:span></text:p>
      <text:p text:style-name="P7"><text:span text:style-name="T3"/></text:p>
      <text:p text:style-name="P7"><text:span text:style-name="T3">10. Devolve o titorial que se atopa na penúltima posición da lista de tutoriais.</text:span></text:p>
      <text:p text:style-name="P7"><text:span text:style-name="T3"/></text:p>
      <text:p text:style-name="P8"><text:span text:style-name="T2">/tutoriales/tutorial[last()-1]</text:span></text:p>
      <text:p text:style-name="P7"><text:span text:style-name="T3"/></text:p>
      <text:p text:style-name="P7"><text:span text:style-name="T3">11. Devolve os titoriais que conteñan a palabra Spring no seu títullo</text:span></text:p>
      <text:p text:style-name="P7"><text:span text:style-name="T3"/></text:p>
      <text:p text:style-name="P8"><text:span text:style-name="T2">/tutoriales/tutorial[contains(titulo,'Spring')]</text:span></text:p>
      <text:p text:style-name="P7"><text:span text:style-name="T3"/></text:p>
      <text:p text:style-name="P7"><text:span text:style-name="T3"/></text:p>
      <text:p text:style-name="P7"><text:soft-page-break/><text:span text:style-name="T3">12. Devolve a información do titorial onde o nome do autor sexa Alejandro.</text:span></text:p>
      <text:p text:style-name="P7"/>
      <text:p text:style-name="P8">/tutoriales/tutorial[autor/nombre='Alejandro'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4:33:09.215000000</meta:creation-date>
    <dc:date>2023-02-07T12:14:10.014000000</dc:date>
    <meta:editing-duration>PT38M8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32" meta:word-count="164" meta:character-count="1259" meta:non-whitespace-character-count="1125"/>
  </office:meta>
</office:document-meta>
</file>